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5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6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7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8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9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9900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_8" svg:x1="2.1cm" svg:y1="2.15cm" svg:x2="2.1cm" svg:y2="31.9cm">
          <text:p/>
        </draw:line>
        <draw:line draw:style-name="gr1" draw:text-style-name="P1" draw:layer="Wall_8" svg:x1="56.625cm" svg:y1="31.9cm" svg:x2="2.101cm" svg:y2="31.9cm">
          <text:p/>
        </draw:line>
        <draw:line draw:style-name="gr1" draw:text-style-name="P1" draw:layer="Wall_8" svg:x1="56.625cm" svg:y1="31.9cm" svg:x2="51.675cm" svg:y2="2.15cm">
          <text:p/>
        </draw:line>
        <draw:line draw:style-name="gr1" draw:text-style-name="P1" draw:layer="Wall_8" svg:x1="55.625cm" svg:y1="26cm" svg:x2="6.825cm" svg:y2="26cm">
          <text:p/>
        </draw:line>
        <draw:line draw:style-name="gr1" draw:text-style-name="P1" draw:layer="Wall_8" svg:x1="6.825cm" svg:y1="26cm" svg:x2="6.825cm" svg:y2="31.9cm">
          <text:p/>
        </draw:line>
        <draw:line draw:style-name="gr1" draw:text-style-name="P1" draw:layer="Wall_8" svg:x1="51.675cm" svg:y1="2.15cm" svg:x2="2.101cm" svg:y2="2.15cm">
          <text:p/>
        </draw:line>
        <draw:line draw:style-name="gr1" draw:text-style-name="P1" draw:layer="Wall_8" svg:x1="18.075cm" svg:y1="26cm" svg:x2="18.075cm" svg:y2="31.9cm">
          <text:p/>
        </draw:line>
        <draw:line draw:style-name="gr1" draw:text-style-name="P1" draw:layer="Wall_8" svg:x1="25.675cm" svg:y1="26cm" svg:x2="25.675cm" svg:y2="31.9cm">
          <text:p/>
        </draw:line>
        <draw:line draw:style-name="gr1" draw:text-style-name="P1" draw:layer="Wall_8" svg:x1="33.125cm" svg:y1="26cm" svg:x2="33.125cm" svg:y2="31.9cm">
          <text:p/>
        </draw:line>
        <draw:line draw:style-name="gr1" draw:text-style-name="P1" draw:layer="Wall_8" svg:x1="36.875cm" svg:y1="26cm" svg:x2="36.875cm" svg:y2="31.9cm">
          <text:p/>
        </draw:line>
        <draw:line draw:style-name="gr1" draw:text-style-name="P1" draw:layer="Wall_8" svg:x1="41.074cm" svg:y1="2.15cm" svg:x2="44.563cm" svg:y2="20.95cm">
          <text:p/>
        </draw:line>
        <draw:line draw:style-name="gr1" draw:text-style-name="P1" draw:layer="Wall_8" svg:x1="44.675cm" svg:y1="21.545cm" svg:x2="54.575cm" svg:y2="19.7cm">
          <text:p/>
        </draw:line>
        <draw:line draw:style-name="gr1" draw:text-style-name="P1" draw:layer="Wall_8" svg:x1="44.675cm" svg:y1="21.545cm" svg:x2="44.525cm" svg:y2="20.737cm">
          <text:p/>
        </draw:line>
        <draw:line draw:style-name="gr1" draw:text-style-name="P1" draw:layer="Wall_8" svg:x1="42.525cm" svg:y1="26cm" svg:x2="42.525cm" svg:y2="31.9cm">
          <text:p/>
        </draw:line>
        <draw:line draw:style-name="gr2" draw:text-style-name="P1" draw:layer="Wall_8" svg:x1="45.225cm" svg:y1="28.95cm" svg:x2="51.125cm" svg:y2="28.95cm">
          <text:p/>
        </draw:line>
        <draw:line draw:style-name="gr2" draw:text-style-name="P1" draw:layer="Wall_8" svg:x1="9.575cm" svg:y1="28.95cm" svg:x2="15.475cm" svg:y2="28.95cm">
          <text:p/>
        </draw:line>
        <draw:line draw:style-name="gr1" draw:text-style-name="P1" draw:layer="Wall_8" svg:x1="15.6cm" svg:y1="2.151cm" svg:x2="12.065cm" svg:y2="21.2cm">
          <text:p/>
        </draw:line>
        <draw:line draw:style-name="gr1" draw:text-style-name="P1" draw:layer="Wall_8" svg:x1="11.999cm" svg:y1="21.546cm" svg:x2="2.099cm" svg:y2="19.701cm">
          <text:p/>
        </draw:line>
        <draw:line draw:style-name="gr1" draw:text-style-name="P1" draw:layer="Wall_8" svg:x1="11.999cm" svg:y1="21.546cm" svg:x2="12.149cm" svg:y2="20.738cm">
          <text:p/>
        </draw:line>
        <draw:path draw:style-name="gr1" draw:text-style-name="P1" draw:layer="Wall_8" svg:width="31.447cm" svg:height="4.306cm" draw:transform="rotate (-0.113097335529233) translate (12.9031122381524cm 15.2009152079761cm)" svg:viewBox="0 0 31448 4307" svg:d="M0 3572c13309 2866 31448-3572 31448-3572">
          <text:p/>
        </draw:path>
        <draw:g>
          <draw:g>
            <draw:g>
              <draw:line draw:style-name="gr3" draw:text-style-name="P1" draw:layer="Detail_8" svg:x1="45.35cm" svg:y1="26cm" svg:x2="45.35cm" svg:y2="28.95cm">
                <text:p/>
              </draw:line>
              <draw:line draw:style-name="gr3" draw:text-style-name="P1" draw:layer="Detail_8" svg:x1="46.05cm" svg:y1="26cm" svg:x2="46.05cm" svg:y2="28.95cm">
                <text:p/>
              </draw:line>
              <draw:line draw:style-name="gr3" draw:text-style-name="P1" draw:layer="Detail_8" svg:x1="46.75cm" svg:y1="26cm" svg:x2="46.75cm" svg:y2="28.95cm">
                <text:p/>
              </draw:line>
              <draw:line draw:style-name="gr3" draw:text-style-name="P1" draw:layer="Detail_8" svg:x1="47.45cm" svg:y1="26cm" svg:x2="47.45cm" svg:y2="28.95cm">
                <text:p/>
              </draw:line>
              <draw:line draw:style-name="gr3" draw:text-style-name="P1" draw:layer="Detail_8" svg:x1="48.15cm" svg:y1="26cm" svg:x2="48.15cm" svg:y2="28.95cm">
                <text:p/>
              </draw:line>
              <draw:line draw:style-name="gr3" draw:text-style-name="P1" draw:layer="Detail_8" svg:x1="48.85cm" svg:y1="26cm" svg:x2="48.85cm" svg:y2="28.95cm">
                <text:p/>
              </draw:line>
              <draw:line draw:style-name="gr3" draw:text-style-name="P1" draw:layer="Detail_8" svg:x1="49.55cm" svg:y1="26cm" svg:x2="49.55cm" svg:y2="28.95cm">
                <text:p/>
              </draw:line>
              <draw:line draw:style-name="gr3" draw:text-style-name="P1" draw:layer="Detail_8" svg:x1="50.25cm" svg:y1="26cm" svg:x2="50.25cm" svg:y2="28.95cm">
                <text:p/>
              </draw:line>
              <draw:line draw:style-name="gr3" draw:text-style-name="P1" draw:layer="Detail_8" svg:x1="50.95cm" svg:y1="26cm" svg:x2="50.95cm" svg:y2="28.95cm">
                <text:p/>
              </draw:line>
            </draw:g>
            <draw:g>
              <draw:line draw:style-name="gr3" draw:text-style-name="P1" draw:layer="Detail_8" svg:x1="45.35cm" svg:y1="28.95cm" svg:x2="45.35cm" svg:y2="31.9cm">
                <text:p/>
              </draw:line>
              <draw:line draw:style-name="gr3" draw:text-style-name="P1" draw:layer="Detail_8" svg:x1="46.05cm" svg:y1="28.95cm" svg:x2="46.05cm" svg:y2="31.9cm">
                <text:p/>
              </draw:line>
              <draw:line draw:style-name="gr3" draw:text-style-name="P1" draw:layer="Detail_8" svg:x1="46.75cm" svg:y1="28.95cm" svg:x2="46.75cm" svg:y2="31.9cm">
                <text:p/>
              </draw:line>
              <draw:line draw:style-name="gr3" draw:text-style-name="P1" draw:layer="Detail_8" svg:x1="47.45cm" svg:y1="28.95cm" svg:x2="47.45cm" svg:y2="31.9cm">
                <text:p/>
              </draw:line>
              <draw:line draw:style-name="gr3" draw:text-style-name="P1" draw:layer="Detail_8" svg:x1="48.15cm" svg:y1="28.95cm" svg:x2="48.15cm" svg:y2="31.9cm">
                <text:p/>
              </draw:line>
              <draw:line draw:style-name="gr3" draw:text-style-name="P1" draw:layer="Detail_8" svg:x1="48.85cm" svg:y1="28.95cm" svg:x2="48.85cm" svg:y2="31.9cm">
                <text:p/>
              </draw:line>
              <draw:line draw:style-name="gr3" draw:text-style-name="P1" draw:layer="Detail_8" svg:x1="49.55cm" svg:y1="28.95cm" svg:x2="49.55cm" svg:y2="31.9cm">
                <text:p/>
              </draw:line>
              <draw:line draw:style-name="gr3" draw:text-style-name="P1" draw:layer="Detail_8" svg:x1="50.25cm" svg:y1="28.95cm" svg:x2="50.25cm" svg:y2="31.9cm">
                <text:p/>
              </draw:line>
              <draw:line draw:style-name="gr3" draw:text-style-name="P1" draw:layer="Detail_8" svg:x1="50.95cm" svg:y1="28.95cm" svg:x2="50.95cm" svg:y2="31.9cm">
                <text:p/>
              </draw:line>
            </draw:g>
          </draw:g>
          <draw:g>
            <draw:g>
              <draw:line draw:style-name="gr3" draw:text-style-name="P1" draw:layer="Detail_8" svg:x1="9.7cm" svg:y1="26cm" svg:x2="9.7cm" svg:y2="28.95cm">
                <text:p/>
              </draw:line>
              <draw:line draw:style-name="gr3" draw:text-style-name="P1" draw:layer="Detail_8" svg:x1="10.4cm" svg:y1="26cm" svg:x2="10.4cm" svg:y2="28.95cm">
                <text:p/>
              </draw:line>
              <draw:line draw:style-name="gr3" draw:text-style-name="P1" draw:layer="Detail_8" svg:x1="11.1cm" svg:y1="26cm" svg:x2="11.1cm" svg:y2="28.95cm">
                <text:p/>
              </draw:line>
              <draw:line draw:style-name="gr3" draw:text-style-name="P1" draw:layer="Detail_8" svg:x1="11.8cm" svg:y1="26cm" svg:x2="11.8cm" svg:y2="28.95cm">
                <text:p/>
              </draw:line>
              <draw:line draw:style-name="gr3" draw:text-style-name="P1" draw:layer="Detail_8" svg:x1="12.5cm" svg:y1="26cm" svg:x2="12.5cm" svg:y2="28.95cm">
                <text:p/>
              </draw:line>
              <draw:line draw:style-name="gr3" draw:text-style-name="P1" draw:layer="Detail_8" svg:x1="13.2cm" svg:y1="26cm" svg:x2="13.2cm" svg:y2="28.95cm">
                <text:p/>
              </draw:line>
              <draw:line draw:style-name="gr3" draw:text-style-name="P1" draw:layer="Detail_8" svg:x1="13.9cm" svg:y1="26cm" svg:x2="13.9cm" svg:y2="28.95cm">
                <text:p/>
              </draw:line>
              <draw:line draw:style-name="gr3" draw:text-style-name="P1" draw:layer="Detail_8" svg:x1="14.6cm" svg:y1="26cm" svg:x2="14.6cm" svg:y2="28.95cm">
                <text:p/>
              </draw:line>
              <draw:line draw:style-name="gr3" draw:text-style-name="P1" draw:layer="Detail_8" svg:x1="15.3cm" svg:y1="26cm" svg:x2="15.3cm" svg:y2="28.95cm">
                <text:p/>
              </draw:line>
            </draw:g>
            <draw:g>
              <draw:line draw:style-name="gr3" draw:text-style-name="P1" draw:layer="Detail_8" svg:x1="9.7cm" svg:y1="28.95cm" svg:x2="9.7cm" svg:y2="31.9cm">
                <text:p/>
              </draw:line>
              <draw:line draw:style-name="gr3" draw:text-style-name="P1" draw:layer="Detail_8" svg:x1="10.4cm" svg:y1="28.95cm" svg:x2="10.4cm" svg:y2="31.9cm">
                <text:p/>
              </draw:line>
              <draw:line draw:style-name="gr3" draw:text-style-name="P1" draw:layer="Detail_8" svg:x1="11.1cm" svg:y1="28.95cm" svg:x2="11.1cm" svg:y2="31.9cm">
                <text:p/>
              </draw:line>
              <draw:line draw:style-name="gr3" draw:text-style-name="P1" draw:layer="Detail_8" svg:x1="11.8cm" svg:y1="28.95cm" svg:x2="11.8cm" svg:y2="31.9cm">
                <text:p/>
              </draw:line>
              <draw:line draw:style-name="gr3" draw:text-style-name="P1" draw:layer="Detail_8" svg:x1="12.5cm" svg:y1="28.95cm" svg:x2="12.5cm" svg:y2="31.9cm">
                <text:p/>
              </draw:line>
              <draw:line draw:style-name="gr3" draw:text-style-name="P1" draw:layer="Detail_8" svg:x1="13.2cm" svg:y1="28.95cm" svg:x2="13.2cm" svg:y2="31.9cm">
                <text:p/>
              </draw:line>
              <draw:line draw:style-name="gr3" draw:text-style-name="P1" draw:layer="Detail_8" svg:x1="13.9cm" svg:y1="28.95cm" svg:x2="13.9cm" svg:y2="31.9cm">
                <text:p/>
              </draw:line>
              <draw:line draw:style-name="gr3" draw:text-style-name="P1" draw:layer="Detail_8" svg:x1="14.6cm" svg:y1="28.95cm" svg:x2="14.6cm" svg:y2="31.9cm">
                <text:p/>
              </draw:line>
              <draw:line draw:style-name="gr3" draw:text-style-name="P1" draw:layer="Detail_8" svg:x1="15.3cm" svg:y1="28.95cm" svg:x2="15.3cm" svg:y2="31.9cm">
                <text:p/>
              </draw:line>
            </draw:g>
          </draw:g>
        </draw:g>
        <draw:g>
          <draw:custom-shape draw:style-name="gr4" draw:text-style-name="P2" draw:layer="FCU_8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2" draw:layer="FCU_8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2" draw:layer="FCU_8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7" draw:text-style-name="P3" draw:layer="FCU_8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3" draw:layer="FCU_8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3" draw:layer="FCU_8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8"/>
      <draw:layer draw:name="Detail_8"/>
      <draw:layer draw:name="FCU_8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5:04:23.015000000</dc:date>
    <meta:editing-duration>PT4H54M41S</meta:editing-duration>
    <meta:editing-cycles>73</meta:editing-cycles>
    <meta:generator>LibreOffice/5.2.3.3$Windows_x86 LibreOffice_project/d54a8868f08a7b39642414cf2c8ef2f228f780cf</meta:generator>
    <meta:document-statistic meta:object-count="71"/>
  </office:meta>
</office:document-meta>
</file>